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TeX Gyre Pagella" svg:font-family="'TeX Gyre Pagella'" style:font-pitch="variable"/>
    <style:font-face style:name="TeXGyreTermes1" svg:font-family="TeXGyreTermes" style:font-pitch="variable"/>
    <style:font-face style:name="TeXGyreTermes"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Pagella" officeooo:rsid="0013470f" officeooo:paragraph-rsid="0013470f"/>
    </style:style>
    <style:style style:name="P2" style:family="paragraph" style:parent-style-name="Standard">
      <style:paragraph-properties fo:text-align="justify" style:justify-single-word="false"/>
      <style:text-properties style:font-name="TeX Gyre Pagella" fo:language="ca" fo:country="ES" officeooo:rsid="0013470f" officeooo:paragraph-rsid="0013470f"/>
    </style:style>
    <style:style style:name="P3" style:family="paragraph" style:parent-style-name="Standard">
      <style:paragraph-properties fo:text-align="center" style:justify-single-word="false"/>
      <style:text-properties style:font-name="TeXGyreTermes1" officeooo:rsid="0013470f" officeooo:paragraph-rsid="0013470f"/>
    </style:style>
    <style:style style:name="P4" style:family="paragraph" style:parent-style-name="Standard">
      <style:paragraph-properties fo:text-align="center" style:justify-single-word="false"/>
      <style:text-properties style:font-name="TeXGyreTermes1" fo:font-size="28pt" officeooo:rsid="0013470f" officeooo:paragraph-rsid="0013470f" style:font-size-asian="28pt" style:font-size-complex="28pt"/>
    </style:style>
    <style:style style:name="P5" style:family="paragraph" style:parent-style-name="Standard">
      <style:paragraph-properties fo:text-align="center" style:justify-single-word="false"/>
      <style:text-properties style:font-name="TeXGyreTermes1" fo:font-size="16pt" fo:font-weight="bold" officeooo:rsid="0013470f" officeooo:paragraph-rsid="0013470f"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TeXGyreTermes1" fo:font-size="16pt" officeooo:rsid="0013470f" officeooo:paragraph-rsid="0013470f" style:font-size-asian="16pt" style:font-size-complex="16pt"/>
    </style:style>
    <style:style style:name="P7" style:family="paragraph" style:parent-style-name="Text_20_body">
      <style:text-properties officeooo:rsid="00174661" officeooo:paragraph-rsid="00174661"/>
    </style:style>
    <style:style style:name="P8" style:family="paragraph" style:parent-style-name="Text_20_body">
      <style:text-properties officeooo:rsid="001806bb" officeooo:paragraph-rsid="001806bb"/>
    </style:style>
    <style:style style:name="P9" style:family="paragraph" style:parent-style-name="Text_20_body">
      <style:text-properties officeooo:rsid="001806bb" officeooo:paragraph-rsid="001806bb" fo:background-color="#ffff00"/>
    </style:style>
    <style:style style:name="P10" style:family="paragraph" style:parent-style-name="Text_20_body">
      <style:paragraph-properties fo:text-align="justify" style:justify-single-word="false"/>
      <style:text-properties style:font-name="TeX Gyre Pagella" fo:language="ca" fo:country="ES" officeooo:rsid="001806bb" officeooo:paragraph-rsid="001806bb" fo:background-color="#ffff00"/>
    </style:style>
    <style:style style:name="P11" style:family="paragraph" style:parent-style-name="Text_20_body">
      <style:paragraph-properties fo:text-align="justify" style:justify-single-word="false"/>
      <style:text-properties style:font-name="TeX Gyre Pagella" fo:language="ca" fo:country="ES" officeooo:rsid="002138f1" officeooo:paragraph-rsid="002138f1" fo:background-color="transparent"/>
    </style:style>
    <style:style style:name="P12" style:family="paragraph" style:parent-style-name="Text_20_body">
      <style:paragraph-properties fo:text-align="justify" style:justify-single-word="false"/>
      <style:text-properties officeooo:rsid="0018a632" officeooo:paragraph-rsid="0018a632"/>
    </style:style>
    <style:style style:name="P13" style:family="paragraph" style:parent-style-name="Text_20_body">
      <style:paragraph-properties fo:text-align="justify" style:justify-single-word="false"/>
      <style:text-properties officeooo:rsid="0018abe9" officeooo:paragraph-rsid="0018abe9"/>
    </style:style>
    <style:style style:name="P14" style:family="paragraph" style:parent-style-name="Text_20_body">
      <style:text-properties fo:color="#808080" fo:font-style="italic" style:font-style-asian="italic" style:font-style-complex="italic"/>
    </style:style>
    <style:style style:name="P15" style:family="paragraph" style:parent-style-name="Text_20_body">
      <style:text-properties officeooo:rsid="001b7e9c" officeooo:paragraph-rsid="001b7e9c"/>
    </style:style>
    <style:style style:name="P16" style:family="paragraph" style:parent-style-name="Text_20_body">
      <style:paragraph-properties fo:text-align="justify" style:justify-single-word="false"/>
      <style:text-properties officeooo:rsid="001b7e9c" officeooo:paragraph-rsid="001b7e9c" fo:background-color="transparent"/>
    </style:style>
    <style:style style:name="P17" style:family="paragraph" style:parent-style-name="Text_20_body">
      <style:paragraph-properties fo:text-align="justify" style:justify-single-word="false"/>
      <style:text-properties fo:color="#000000" fo:font-style="normal" officeooo:rsid="001da56a" officeooo:paragraph-rsid="001da56a" style:font-style-asian="normal" style:font-style-complex="normal"/>
    </style:style>
    <style:style style:name="P18" style:family="paragraph" style:parent-style-name="Text_20_body">
      <style:paragraph-properties fo:text-align="justify" style:justify-single-word="false"/>
      <style:text-properties officeooo:rsid="001e4066" officeooo:paragraph-rsid="001e4066"/>
    </style:style>
    <style:style style:name="P19" style:family="paragraph" style:parent-style-name="Text_20_body">
      <style:paragraph-properties fo:text-align="justify" style:justify-single-word="false"/>
      <style:text-properties officeooo:rsid="001fe224" officeooo:paragraph-rsid="001fe224"/>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paragraph-properties fo:text-align="center" style:justify-single-word="false"/>
      <style:text-properties fo:font-size="20pt" fo:font-weight="bold" officeooo:rsid="0013470f" officeooo:paragraph-rsid="0013470f"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M Mono 10" fo:font-size="20pt" fo:font-weight="bold" officeooo:rsid="0013470f" officeooo:paragraph-rsid="0013470f"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TeXGyreTermes1" fo:font-size="20pt" fo:font-weight="bold" officeooo:rsid="0013470f" officeooo:paragraph-rsid="0013470f" style:font-size-asian="20pt" style:font-weight-asian="bold" style:font-size-complex="20pt" style:font-weight-complex="bold"/>
    </style:style>
    <style:style style:name="P26" style:family="paragraph" style:parent-style-name="Standard">
      <style:paragraph-properties fo:text-align="justify" style:justify-single-word="false"/>
      <style:text-properties style:font-name="TeX Gyre Pagella" fo:language="ca" fo:country="ES" officeooo:rsid="0028a2f8" officeooo:paragraph-rsid="0028a2f8"/>
    </style:style>
    <style:style style:name="P27" style:family="paragraph" style:parent-style-name="Text_20_body">
      <style:paragraph-properties fo:text-align="justify" style:justify-single-word="false"/>
      <style:text-properties fo:color="#000000" fo:font-style="normal" officeooo:rsid="001da56a" officeooo:paragraph-rsid="001da56a" style:font-style-asian="normal" style:font-style-complex="normal"/>
    </style:style>
    <style:style style:name="P28" style:family="paragraph" style:parent-style-name="Text_20_body">
      <style:paragraph-properties fo:text-align="justify" style:justify-single-word="false"/>
      <style:text-properties fo:color="#000000" fo:font-style="normal" officeooo:rsid="001e4066" officeooo:paragraph-rsid="001e4066" style:font-style-asian="normal" style:font-style-complex="normal"/>
    </style:style>
    <style:style style:name="P29" style:family="paragraph" style:parent-style-name="Text_20_body">
      <style:text-properties officeooo:rsid="00251396" officeooo:paragraph-rsid="00251396"/>
    </style:style>
    <style:style style:name="P30" style:family="paragraph" style:parent-style-name="Text_20_body">
      <style:text-properties officeooo:rsid="0026fb44" officeooo:paragraph-rsid="0026fb44"/>
    </style:style>
    <style:style style:name="P31" style:family="paragraph" style:parent-style-name="Text_20_body">
      <style:paragraph-properties fo:text-align="justify" style:justify-single-word="false"/>
      <style:text-properties officeooo:rsid="002a9cd2" officeooo:paragraph-rsid="002a9cd2"/>
    </style:style>
    <style:style style:name="P32" style:family="paragraph" style:parent-style-name="Text_20_body">
      <style:paragraph-properties fo:text-align="justify" style:justify-single-word="false"/>
      <style:text-properties officeooo:rsid="002c91b4" officeooo:paragraph-rsid="002c91b4"/>
    </style:style>
    <style:style style:name="P33" style:family="paragraph" style:parent-style-name="Text_20_body">
      <style:paragraph-properties fo:text-align="justify" style:justify-single-word="false"/>
      <style:text-properties officeooo:rsid="002ce3ab" officeooo:paragraph-rsid="002ce3ab"/>
    </style:style>
    <style:style style:name="P34" style:family="paragraph" style:parent-style-name="Heading_20_1">
      <style:paragraph-properties fo:break-before="page"/>
    </style:style>
    <style:style style:name="P35" style:family="paragraph" style:parent-style-name="Heading_20_2">
      <style:text-properties officeooo:paragraph-rsid="001b7e9c"/>
    </style:style>
    <style:style style:name="P36" style:family="paragraph" style:parent-style-name="Heading_20_2">
      <style:text-properties fo:language="ca" fo:country="ES"/>
    </style:style>
    <style:style style:name="P37" style:family="paragraph" style:parent-style-name="Heading_20_2">
      <style:text-properties fo:language="ca" fo:country="ES" officeooo:rsid="0023f262" officeooo:paragraph-rsid="0023f262"/>
    </style:style>
    <style:style style:name="P38" style:family="paragraph" style:parent-style-name="Heading_20_2">
      <style:text-properties fo:language="ca" fo:country="ES" officeooo:rsid="0028a2f8" officeooo:paragraph-rsid="0028a2f8"/>
    </style:style>
    <style:style style:name="T1" style:family="text">
      <style:text-properties fo:font-weight="bold" style:font-weight-asian="bold" style:font-weight-complex="bold"/>
    </style:style>
    <style:style style:name="T2" style:family="text">
      <style:text-properties officeooo:rsid="00174661"/>
    </style:style>
    <style:style style:name="T3" style:family="text">
      <style:text-properties fo:background-color="#ffff00" loext:char-shading-value="0"/>
    </style:style>
    <style:style style:name="T4" style:family="text">
      <style:text-properties officeooo:rsid="002399ac" fo:background-color="#ffff00" loext:char-shading-value="0"/>
    </style:style>
    <style:style style:name="T5" style:family="text">
      <style:text-properties officeooo:rsid="001b7e9c"/>
    </style:style>
    <style:style style:name="T6" style:family="text">
      <style:text-properties officeooo:rsid="001e96e1"/>
    </style:style>
    <style:style style:name="T7" style:family="text">
      <style:text-properties officeooo:rsid="002168a1"/>
    </style:style>
    <style:style style:name="T8" style:family="text">
      <style:text-properties officeooo:rsid="00228977"/>
    </style:style>
    <style:style style:name="T9" style:family="text">
      <style:text-properties officeooo:rsid="0023f262"/>
    </style:style>
    <style:style style:name="T10" style:family="text">
      <style:text-properties officeooo:rsid="00251396"/>
    </style:style>
    <style:style style:name="T11" style:family="text">
      <style:text-properties officeooo:rsid="0026fb44"/>
    </style:style>
    <style:style style:name="T12" style:family="text">
      <style:text-properties officeooo:rsid="002a9cd2"/>
    </style:style>
    <style:style style:name="T13" style:family="text">
      <style:text-properties officeooo:rsid="002ce3ab"/>
    </style:style>
    <style:style style:name="T14" style:family="text">
      <style:text-properties fo:font-style="italic" style:font-style-asian="italic" style:font-style-complex="italic"/>
    </style:style>
    <style:style style:name="T15" style:family="text">
      <style:text-properties officeooo:rsid="002e159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4"/>
      <text:p text:style-name="P25"/>
      <text:p text:style-name="P4"><text:span text:style-name="T1">Documentació final</text:span> </text:p>
      <text:p text:style-name="P5"/>
      <text:p text:style-name="P5"/>
      <text:p text:style-name="P5">ECSDI Q2 2018-19</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zcurra Pierane, Guillermo</text:p>
      <text:p text:style-name="P3">Garcia Espriu, Aina</text:p>
      <text:p text:style-name="P1">Ramon Ros, Martí</text:p>
      <text:p text:style-name="P1"/>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Índex</text:p>
          </text:index-title>
          <text:p text:style-name="P22"><text:a xlink:type="simple" xlink:href="#__RefHeading___Toc108_4206703118" text:style-name="Index_20_Link" text:visited-style-name="Index_20_Link">1. Disseny detallat del sistema<text:tab/>3</text:a></text:p>
          <text:p text:style-name="P22"><text:a xlink:type="simple" xlink:href="#__RefHeading___Toc110_4206703118" text:style-name="Index_20_Link" text:visited-style-name="Index_20_Link">2. Descripció de les ontologies<text:tab/>3</text:a></text:p>
          <text:p text:style-name="P21"><text:a xlink:type="simple" xlink:href="#__RefHeading___Toc112_4206703118" text:style-name="Index_20_Link" text:visited-style-name="Index_20_Link">2.1 Ontologia Demandes<text:tab/>3</text:a></text:p>
          <text:p text:style-name="P21"><text:a xlink:type="simple" xlink:href="#__RefHeading___Toc114_4206703118" text:style-name="Index_20_Link" text:visited-style-name="Index_20_Link">2.2 Ontologia Viatges<text:tab/>3</text:a></text:p>
          <text:p text:style-name="P22"><text:a xlink:type="simple" xlink:href="#__RefHeading___Toc116_4206703118" text:style-name="Index_20_Link" text:visited-style-name="Index_20_Link">3. Implementació dels agents<text:tab/>3</text:a></text:p>
          <text:p text:style-name="P21"><text:a xlink:type="simple" xlink:href="#__RefHeading___Toc118_4206703118" text:style-name="Index_20_Link" text:visited-style-name="Index_20_Link">3.1 Agent Planificador<text:tab/>3</text:a></text:p>
          <text:p text:style-name="P21"><text:a xlink:type="simple" xlink:href="#__RefHeading___Toc122_4206703118" text:style-name="Index_20_Link" text:visited-style-name="Index_20_Link">3.2 Agents d’allotjament i transport<text:tab/>3</text:a></text:p>
          <text:p text:style-name="P21"><text:a xlink:type="simple" xlink:href="#__RefHeading___Toc124_4206703118" text:style-name="Index_20_Link" text:visited-style-name="Index_20_Link">3.3 Agent d’activitats<text:tab/>3</text:a></text:p>
          <text:p text:style-name="P22"><text:a xlink:type="simple" xlink:href="#__RefHeading___Toc126_4206703118" text:style-name="Index_20_Link" text:visited-style-name="Index_20_Link">4. Funcionament dels agents<text:tab/>4</text:a></text:p>
          <text:p text:style-name="P21"><text:a xlink:type="simple" xlink:href="#__RefHeading___Toc128_4206703118" text:style-name="Index_20_Link" text:visited-style-name="Index_20_Link">4.1 Agent Planificador<text:tab/>4</text:a></text:p>
          <text:p text:style-name="P21"><text:a xlink:type="simple" xlink:href="#__RefHeading___Toc132_4206703118" text:style-name="Index_20_Link" text:visited-style-name="Index_20_Link">4.2 Agents d’allotjament i transport<text:tab/>4</text:a></text:p>
          <text:p text:style-name="P21"><text:a xlink:type="simple" xlink:href="#__RefHeading___Toc134_4206703118" text:style-name="Index_20_Link" text:visited-style-name="Index_20_Link">4.3 Agent d’activitats<text:tab/>4</text:a></text:p>
          <text:p text:style-name="P22"><text:a xlink:type="simple" xlink:href="#__RefHeading___Toc136_4206703118" text:style-name="Index_20_Link" text:visited-style-name="Index_20_Link">5. Jocs de proba<text:tab/>4</text:a></text:p>
          <text:p text:style-name="P22"><text:a xlink:type="simple" xlink:href="#__RefHeading___Toc138_4206703118" text:style-name="Index_20_Link" text:visited-style-name="Index_20_Link">6. Planificació de la feina<text:tab/>5</text:a></text:p>
          <text:p text:style-name="P22"><text:a xlink:type="simple" xlink:href="#__RefHeading___Toc140_4206703118" text:style-name="Index_20_Link" text:visited-style-name="Index_20_Link">7. Evaluació dels resultats<text:tab/>5</text:a></text:p>
        </text:index-body>
      </text:table-of-content>
      <text:p text:style-name="P1"/>
      <text:h text:style-name="P34" text:outline-level="1"><text:bookmark-start text:name="__RefHeading___Toc108_4206703118"/><text:span text:style-name="T2">1. </text:span>Disseny detallat del sistema<text:bookmark-end text:name="__RefHeading___Toc108_4206703118"/></text:h>
      <text:p text:style-name="P14">Diseño detallado del sistema usando la metodologia Prometheus actualizado con los comentarios de la primera y segunda entrega. Esto incluye tambien la fase de diseño detallado.</text:p>
      <text:p text:style-name="P9">TODO <text:span text:style-name="T7">marti?</text:span></text:p>
      <text:p text:style-name="P2"/>
      <text:h text:style-name="Heading_20_1" text:outline-level="1"><text:bookmark-start text:name="__RefHeading___Toc110_4206703118"/><text:span text:style-name="T2">2. </text:span>Descripció de les ontologies<text:bookmark-end text:name="__RefHeading___Toc110_4206703118"/></text:h>
      <text:p text:style-name="P7">Per treballar amb el nostre sistema hem definit dues ontologies diferents. La primera d’elles és la ontologia de demandes, la qual es fa servir quan fas una request a un altre agent i inclou els paràmetres de restriccions i preferències. La segona és la ontologia de viatges que és la que inclou la informació de les instancies reals.</text:p>
      <text:h text:style-name="P36" text:outline-level="2"><text:bookmark-start text:name="__RefHeading___Toc112_4206703118"/><text:span text:style-name="T2">2.1 </text:span>Ontologia Demandes<text:bookmark-end text:name="__RefHeading___Toc112_4206703118"/></text:h>
      <text:p text:style-name="P17">Aquesta ontologia <text:span text:style-name="T6">representa</text:span> els tipus de request que es poden fer en el nostre sistema i els paràmetres de cadascuna.</text:p>
      <text:p text:style-name="P17">Contempla 4 tipus diferents de request que són «Obtenir viatge» que és utilitzat pel client per demanar-li un viatge complet al nostre sistema, «Obtenir transport», «Obtenir allotjament» i «Consultar activitat» que son usads pel nostre agent planificador (sistema) <text:s/>per fer requests als agents d’informació externs <text:span text:style-name="T6">i obtenir ofertes</text:span>.</text:p>
      <text:p text:style-name="P17">Els paràmetres dins la request es poden dividir en dos grans grups que són les restriccions i les preferències. Les restriccions son utilitzades en tota request i les preferències es fan servir únicament de client a sistema. Dins de cada subtipus de request es passen restriccions segons al tipus d’agent extern a qui estigui orientada (exemple: preu transport només va dirigida a l’agent extern de transport). </text:p>
      <text:p text:style-name="P28">La representació d’aquesta ontologia està feta a través de classes i subclasses ja que les requests segueixen sempre una estructura molt guiada i tenen sempre la mateixa forma. Els valors estan posats com un literal unit a la classe dels nodes fulla del graf.</text:p>
      <text:h text:style-name="P36" text:outline-level="2"><text:bookmark-start text:name="__RefHeading___Toc114_4206703118"/><text:span text:style-name="T2">2.2 </text:span>Ontologia Viatges<text:bookmark-end text:name="__RefHeading___Toc114_4206703118"/></text:h>
      <text:p text:style-name="P18">Per altr<text:span text:style-name="T12">a</text:span> banda tenim definida l’ontologia de viatges que <text:span text:style-name="T6">representa la informació de les ofertes disponibles per cada un dels agents externs. </text:span></text:p>
      <text:p text:style-name="P31">En aquesta ontologia hi ha definits conceptes sobre els viatges definits en tres grans grups: les activitats, l’allotjament i el transport. <text:span text:style-name="T13">Com a conceptes transversals, que empraran tant el transport, com l’allotjament i les activitats i tenim les classes «Localització», «Preu» i «Data» que representaran les ciutats, el cost d’una activitat, transport o allotjament, i la data en què se celebra una activitat, en què s’agafa un transport o l’estada en un hotel, respectivament.</text:span></text:p>
      <text:p text:style-name="P31">Pel que fa a l’allotjament hi tenim definida una classe principal que es diu «Allotjament» on hi definirem qualsevol tipus d’allotjament que hi hagi en una ciutat, aquesta classe té com a paràmetres la capacitat de l’allotjament que tractem i el seu tipus d’allotjament(hotel, alberg, hostal, etc.). Hi ha una classe anomenada «Tipus_estada» que indica el règim d’estada que ofereix l’allotjament, es relacionarà amb la classe Allotjament amb la propietat «ofereix» i «es_oferta_per» que n’és la inversa. Després també tenim <text:soft-page-break/>«Tipus_habitacio» que farà referència a les habitacions disponibles dels allotjaments i es relacionarà amb l’allotjament amb la relació «te_habitacions». <text:s/>Finalment, tenim una classe dita «Popularitat» que indica el nivell de coneixement d’un allotjament, utilitzant la relació «es_popular».</text:p>
      <text:p text:style-name="P32">Quant al transport hi ha definida una classe «Transport» que inclou totes les empreses o serveis de transport que s’ofereixen, amb la seva capacitat i el mitjà de transport que són(Avió, Tren, Bus...), <text:span text:style-name="T13">hi tenim definida una classe «Tipus_seient» que es relacionarà amb el transport mitjançant la propietat «ofereix_seients» per a determinar si el transport en qüestió té seients convencionals o especials.</text:span></text:p>
      <text:p text:style-name="P33">En relació amb les activitats hi tenim conceptes molt diversos. Primerament hi ha una classe anomenada «Recinte» que representa qualsevol lloc on s’hi pot celebrar una activitat, aquesta classe es relacionarà amb la classe «Localització» amb l’<text:span text:style-name="T14">object property</text:span> «es_troba_a» i voldrà dir que aquell recinte és a aquella ciutat. <text:span text:style-name="T15">També tenim la classe «Horari» que definirà el concepte de matí, tarda i nit, cada recinte obrirà unes«Data» i en un «Horari» determinat emprant les relacions «obre_el_dia» i «obre_les_hores» respectivament.</text:span></text:p>
      <text:p text:style-name="P19">Aquesta ontologia la fan servir els agents externs per respondre a les peticions del sistema i cada un dels agents aporta informació del seu camp. El sistema la fa servir per recol·lectar informació de tots els agents i agrupar-la en una informació general de tipus «viatge» que és la que rebrà l’usuari.</text:p>
      <text:p text:style-name="P10"/>
      <text:h text:style-name="Heading_20_1" text:outline-level="1"><text:bookmark-start text:name="__RefHeading___Toc116_4206703118"/><text:span text:style-name="T2">3. </text:span>Implementació dels agents<text:bookmark-end text:name="__RefHeading___Toc116_4206703118"/></text:h>
      <text:p text:style-name="P14">Detalle sobre la implementacion de los agentes a partir del diseño detallado, como habeis plasmado el diseño detallado en los agentes que habeis implementado, que agentes extra habeis incluido (si hay alguno que no estuviera en el diseño detallado) y por qué lo habeis incluido, que cambios habeis incluido sobre el diseño detallado incial.</text:p>
      <text:p text:style-name="P9">TODO <text:span text:style-name="T8">nidea de que posar aquí tbh</text:span></text:p>
      <text:h text:style-name="Heading_20_2" text:outline-level="2"><text:bookmark-start text:name="__RefHeading___Toc118_4206703118"/><text:span text:style-name="T2">3.1 </text:span>Agent Planificador<text:bookmark-end text:name="__RefHeading___Toc118_4206703118"/></text:h>
      <text:p text:style-name="P9">TODO</text:p>
      <text:h text:style-name="Heading_20_2" text:outline-level="2"><text:bookmark-start text:name="__RefHeading___Toc122_4206703118"/><text:span text:style-name="T2">3.2 </text:span>Agents d’allotjament i transport<text:bookmark-end text:name="__RefHeading___Toc122_4206703118"/></text:h>
      <text:p text:style-name="P9">TODO</text:p>
      <text:h text:style-name="Heading_20_2" text:outline-level="2"><text:bookmark-start text:name="__RefHeading___Toc124_4206703118"/><text:span text:style-name="T2">3.3 </text:span>Agent d’activitats<text:bookmark-end text:name="__RefHeading___Toc124_4206703118"/></text:h>
      <text:p text:style-name="P9">TODO</text:p>
      <text:p text:style-name="P2"/>
      <text:h text:style-name="Heading_20_1" text:outline-level="1"><text:bookmark-start text:name="__RefHeading___Toc126_4206703118"/><text:span text:style-name="T2">4. </text:span>Funcionament dels agents<text:bookmark-end text:name="__RefHeading___Toc126_4206703118"/></text:h>
      <text:p text:style-name="P16">El nostre software està compost per tres capes. La primera capa és un client, que rep la informació d’un formulari web i crida a l’agent planificador per tal que li retorni un viatge complet i mostrar-lo pel navegador. La segona capa és el sistema en si. La part <text:soft-page-break/>implementada és només l’agent planificador que és el que realitza la comunicació amb tots els agents externs per tal de rebre ofertes rellevants i organitzar un viatge. El tercer nivell són els agents externs i n’hem inclòs tres, un per trobar allotjament, un per trobar transport i un tercer per obtenir activitats.</text:p>
      <text:h text:style-name="Heading_20_2" text:outline-level="2"><text:bookmark-start text:name="__RefHeading___Toc128_4206703118"/><text:span text:style-name="T2">4.1 </text:span>Agent Planificador<text:bookmark-end text:name="__RefHeading___Toc128_4206703118"/></text:h>
      <text:p text:style-name="P12">L’agent planificador és l’encarregat de rebre les peticions de l’usuari i organitzar-li un viatge amb l’ajuda dels agents externs. El seu funcionament és simple. Rep restriccions i <text:span text:style-name="T10">preferències</text:span> per part de l’usuari, que les classifica segons siguin de transport, allotjament o d’activitats. Seguidament envia una petició a cada un dels agents externs indicant-li les restriccions i preferències que li afectin. Amb el resultat obtingut pels agents de transport i d’allotjament, pren una decisió sobre quina de les ofertes és la que s’adapta més al que ha demanat l’usuari i la guarda. Quan ho té tot de tots els agents externs, crea una resposta per l’usuari i l’envia.</text:p>
      <text:p text:style-name="P13">L’algoritme decisor utilitzat és molt simple, itera sobre les ofertes i si en troba una que s’adapta a totes les <text:span text:style-name="T10">preferències</text:span> de l’usuari, se la queda. En cas que no, borra una <text:span text:style-name="T10">preferència</text:span> i torna a buscar. Així fins que troba una de les ofertes que més s’adaptin als gustos de l’usuari.</text:p>
      <text:p text:style-name="P13">Cal remarcar que als agents de transport i allotjament no els hi passem les preferències de l’usuari sinó només les restriccions. Les preferències són conegudes unicament pel sistema. En el cas de buscar activitats, la única preferència de l’usuari que passem és el tipus de viatge que aquest vol.</text:p>
      <text:h text:style-name="P35" text:outline-level="2"><text:bookmark-start text:name="__RefHeading___Toc132_4206703118"/><text:span text:style-name="T2">4.2 </text:span>Agents d’allotjament i transport<text:bookmark-end text:name="__RefHeading___Toc132_4206703118"/></text:h>
      <text:p text:style-name="Text_20_body"><text:span text:style-name="T5">Els agents d’allotjament i transport tenen un comportament molt similar. Ambdós reben un graf amb les restriccions sobre la cerca que han de realitzar. Amb aquestes restriccions realitzen una cerca en el fitxer d’ofertes que tenen carregat i retornen totes les ofertes que compleixen al 100% amb les restriccions.</text:span><text:tab/></text:p>
      <text:h text:style-name="Heading_20_2" text:outline-level="2"><text:bookmark-start text:name="__RefHeading___Toc134_4206703118"/><text:span text:style-name="T2">4.3 </text:span>Agent d’activitats<text:bookmark-end text:name="__RefHeading___Toc134_4206703118"/></text:h>
      <text:p text:style-name="P15">L’agent d’activitats rep la petició de cercar una sola activitat i un graf amb les restriccions que aquesta activitat ha de tenir. Realitza la cerca en el fitxer d’ofertes que té disponible i retorna l’opció que més s’acosta a la demanada. (C<text:span text:style-name="T9">o</text:span>mpleix les restriccions al 100% però si no troba una activitat que es correspongui amb el tipus d’activitat demanada, en retorna una d’un altre tipus).</text:p>
      <text:h text:style-name="Heading_20_1" text:outline-level="1"><text:bookmark-start text:name="__RefHeading___Toc136_4206703118"/><text:span text:style-name="T2">5. </text:span>Jocs de pro<text:span text:style-name="T9">v</text:span>a<text:bookmark-end text:name="__RefHeading___Toc136_4206703118"/></text:h>
      <text:h text:style-name="P37" text:outline-level="2">5.1 Joc de prova principal</text:h>
      <text:p text:style-name="P29">El joc de prova principal consisteix en una estada de 5 dies a Budapest, sortint de Barcelona. Hi hem definit dos tipus de transport, un que s’anomena IBERIA i és transport de tipus «avió» i un altre que es diu EUROMED i és de tipus «tren». N’hem fet dos per així poder provar el funcionament de les preferències de tipus de transport, a més de les restriccions com el preu, etc. </text:p>
      <text:p text:style-name="P29"><text:soft-page-break/>En referència a l’allotjament hi hem definit dos hotels, situats a Budapest, <text:s/>l’un es diu HOTEL_SOL i un altre que s’anomena HOTEL_LLUNA. Tots dos son de tipus «hotel» però el darrer té un nivell de popularitat més baix i és més car, així provem restriccions de cost i preferències d'allotjament. <text:span text:style-name="T11">També tenen una situació diferent a la ciutat, l’HOTEL_LLUNA és a la perifèria, rodalies, i l’HOTEL_SOL se situa al centre de la ciutat.</text:span></text:p>
      <text:p text:style-name="P29">Hem creat moltes instàncies diferents que representen establiments o recintes que podem trobar a la ciutat on s’hi celebraran diferents activitats. El joc de proves inclou tres restaurants de preu varia, una sala de festes, un teatre, un cafè, un museu, un estadi de futbol i un auditori. Així podem declarar moltes activitats diferents per a provar el funcionament de la planificació.</text:p>
      <text:p text:style-name="P30">Pel que fa a les activitats, n’hem declarat quinze per omplir el matí, la tarda i la nit dels cinc dies d’estada. N’hi ha que són dinars, esmorzars, visites a museus i festes de nit. Hi ha activitats de tipus lúdic, festiu i culturals, així provem les preferències de l’usuari.</text:p>
      <text:p text:style-name="P30">En relació amb les dades d’entrada de l’usuari, hem establert que com a ciutat d’origen hi tenim Barcelona, ciutat destí Budapest, data d’anada 05-12-2019 i data de tornada 10-12-2019, 4 persones, un pressupost de 4000€ repartits entre transport(1000€), allotjament(2000€) i activitats(1000€) i amb preferència per les activitats culturals i un transport de tipus «avió».</text:p>
      <text:h text:style-name="P38" text:outline-level="2">5.1 Joc de prova secundari</text:h>
      <text:p text:style-name="P26">Aquest joc de prova es fa bàsicament per a provar que les respostes que ens donen els agents al primer joc de prova siguin correctes i tinguin consistència amb el que hauria de donar.</text:p>
      <text:p text:style-name="P26"/>
      <text:p text:style-name="P26">Hem definit un viatge de dos dies a la ciutat de Miami, un transport que s’anomena INTERNATIONALS que fa viatges BARCELONA – MIAMI de primera classe i un preu elevat. <text:s/>Hem definit un hotel anomenat MIAMI_HOTEL que ofereix pensió completa i té una popularitat alta amb habitacions dobles, encara que se situa a les rodalies de la ciutat. </text:p>
      <text:p text:style-name="P26"/>
      <text:p text:style-name="P26">Hem definit tres tipus de recinte: una discoteca, un restaurant i una platja i allà hi celebrarem sis activitats que omplen el matí, la tarda i la nit dels dos dies, hi haurà activitats de tipus festiva, també tindrem dinars i sopars i la pràctica del windsurf. Provarem el fet de fer una activitat amb l’allotjament com a recinte.</text:p>
      <text:h text:style-name="Heading_20_1" text:outline-level="1"><text:bookmark-start text:name="__RefHeading___Toc138_4206703118"/><text:span text:style-name="T2">6. </text:span>Planificació de la feina<text:bookmark-end text:name="__RefHeading___Toc138_4206703118"/></text:h>
      <text:p text:style-name="Text_20_body">Per la part del disseny inicial i el disseny arquitectònic ens vam repartir la feina per diagrames. Cadascú va fer un dels diagrames grans de cada un dels apartats i ens vam comunicar per posar-ho en comú i gestionar les dependencies. Els diagrames més petits ens els vam anar repartint segons la feina que tingués cadascú en aquell moment.</text:p>
      <text:p text:style-name="P11">Per fer tota l’estructura de la tercera part, vam dividir la feina de les següents formes. El martí es va encarregar de fer la part de disseny detallat del prometheus. El Guillermo ha fet les ontologies i l’Aina ha configurat el software i el enviroment perquè tot funcioni (esquelets dels arxius pels agents, mirar com fer un servidor pel client, tuto de com instalar-lo en els nostres portatils personals, etc.)</text:p>
      <text:p text:style-name="P11">En quant a la implementació les dues primeres capes les ha fet l’Aina (interface, client i agent planificador). Els agents de transport i allotjament els ha fet el Guillermo i el Martí ha fet l’agent d’activitats i stubs dels agents de transport i allotjament per poder <text:span text:style-name="T10">provar</text:span> l’agent planificador.</text:p>
      <text:h text:style-name="Heading_20_1" text:outline-level="1"><text:bookmark-start text:name="__RefHeading___Toc140_4206703118"/><text:soft-page-break/><text:span text:style-name="T2">7. </text:span>Evaluació dels resultats<text:bookmark-end text:name="__RefHeading___Toc140_4206703118"/></text:h>
      <text:p text:style-name="P14">Evaluacion critica de los resultados obtenidos en la practica y consideraciones sobre los limites de vuestra solucion (competencia)</text:p>
      <text:p text:style-name="P8"><text:span text:style-name="T3">TODO </text:span><text:span text:style-name="T4">fer al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TeX Gyre Pagella" svg:font-family="'TeX Gyre Pagella'" style:font-pitch="variable"/>
    <style:font-face style:name="TeXGyreTermes1" svg:font-family="TeXGyreTermes" style:font-pitch="variable"/>
    <style:font-face style:name="TeXGyreTermes"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eX Gyre Pagella" fo:font-family="'TeX Gyre Pagella'" style:font-pitch="variable" fo:language="ca" fo:country="ES" officeooo:rsid="002138f1"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small-caps" style:font-name="TeXGyreTermes" fo:font-family="TeXGyreTermes" style:font-style-name="Bold" style:font-pitch="variable" fo:font-size="120%" fo:language="ca" fo:country="ES"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tab-stops/>
      </style:paragraph-properties>
      <style:text-properties fo:font-variant="small-caps" style:font-name="TeXGyreTermes" fo:font-family="TeXGyreTermes" style:font-style-name="Bold" style:font-pitch="variable"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1:22:05.119358871</meta:creation-date>
    <dc:date>2019-06-03T23:24:18.127113705</dc:date>
    <meta:editing-duration>PT2H31M7S</meta:editing-duration>
    <meta:editing-cycles>24</meta:editing-cycles>
    <meta:generator>LibreOffice/6.2.3.2$Linux_X86_64 LibreOffice_project/20$Build-2</meta:generator>
    <meta:document-statistic meta:table-count="0" meta:image-count="0" meta:object-count="0" meta:page-count="7" meta:paragraph-count="75" meta:word-count="1975" meta:character-count="12106" meta:non-whitespace-character-count="10195"/>
  </office:meta>
</office:document-meta>
</file>